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1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4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0 - mens. 07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8-04" calcext:value-type="date">
            <text:p>04/08/2025</text:p>
          </table:table-cell>
          <table:table-cell table:style-name="ce72" table:formula="of:=[.C2]-[.F2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13284 - mens. 08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9-04" calcext:value-type="date">
            <text:p>04/09/2025</text:p>
          </table:table-cell>
          <table:table-cell table:style-name="ce72" table:formula="of:=[.C3]-[.F3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NF 13298 - mens. 09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0-06" calcext:value-type="date">
            <text:p>06/10/2025</text:p>
          </table:table-cell>
          <table:table-cell table:style-name="ce72" table:formula="of:=[.C4]-[.F4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NF 13312 - mens. 10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1-06" calcext:value-type="date">
            <text:p>06/11/2025</text:p>
          </table:table-cell>
          <table:table-cell table:style-name="ce72" table:formula="of:=[.C5]-[.F5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11-30" calcext:value-type="date">
            <text:p>30/11/2025</text:p>
          </table:table-cell>
          <table:table-cell table:style-name="ce59" office:value-type="string" calcext:value-type="string">
            <text:p>NF 13326 - mens. 11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2-04" calcext:value-type="date">
            <text:p>04/12/2025</text:p>
          </table:table-cell>
          <table:table-cell table:style-name="ce72" table:formula="of:=[.C6]-[.F6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12-31" calcext:value-type="date">
            <text:p>31/12/2025</text:p>
          </table:table-cell>
          <table:table-cell table:style-name="ce59" office:value-type="string" calcext:value-type="string">
            <text:p>NF 13340 - mens. 12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6-01-06" calcext:value-type="date">
            <text:p>06/01/2026</text:p>
          </table:table-cell>
          <table:table-cell table:style-name="ce72" table:formula="of:=[.C7]-[.F7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6-01-31" calcext:value-type="date">
            <text:p>31/01/2026</text:p>
          </table:table-cell>
          <table:table-cell table:style-name="ce59" office:value-type="string" calcext:value-type="string">
            <text:p>NF 13354 - mens. 01/2026</text:p>
          </table:table-cell>
          <table:table-cell table:style-name="ce63" office:value-type="float" office:value="310" calcext:value-type="float">
            <text:p>31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10" calcext:value-type="float">
            <text:p>310,00</text:p>
          </table:table-cell>
          <table:table-cell table:style-name="ce52" office:value-type="date" office:date-value="2026-02-06" calcext:value-type="date">
            <text:p>06/02/2026</text:p>
          </table:table-cell>
          <table:table-cell table:style-name="ce72" table:formula="of:=[.C8]-[.F8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6-02-28" calcext:value-type="date">
            <text:p>28/02/2026</text:p>
          </table:table-cell>
          <table:table-cell table:style-name="ce59" office:value-type="string" calcext:value-type="string">
            <text:p>NF 13368 - mens. 02/2026</text:p>
          </table:table-cell>
          <table:table-cell table:style-name="ce63" office:value-type="float" office:value="310" calcext:value-type="float">
            <text:p>31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2" table:formula="of:=[.C9]-[.F9]" office:value-type="float" office:value="310" calcext:value-type="float">
            <text:p>310,00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0" office:value-type="string" calcext:value-type="string">
            <text:p>TOTAL</text:p>
          </table:table-cell>
          <table:table-cell table:style-name="ce62" table:formula="of:=SUM([.H2:.H9])" office:value-type="float" office:value="310" calcext:value-type="float">
            <text:p>310,00</text:p>
          </table:table-cell>
          <table:table-cell table:style-name="ce67"/>
          <table:table-cell table:style-name="ce74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3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1967">
          <table:table-cell table:style-name="ce57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""""""""""""""""""""""""""""""""""</number:text>
    </number:number-style>
    <number:number-style style:name="N118">
      <style:text-properties fo:color="#ff0000"/>
      <number:text>(R$""""""""""""""""""""""""""""""""""""""""""""""""""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R$"</number:text>
      <number:number number:decimal-places="0" number:min-decimal-places="0" number:min-integer-digits="0"/>
      <number:text>"</number:text>
    </number:number-style>
    <number:currency-style style:name="N13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5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0"/>
      <number:text> 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min-integer-digits="1"/>
    </number:number-style>
    <number:number-style style:name="N155P1" style:volatile="true">
      <number:number number:min-integer-digits="1"/>
    </number:number-style>
    <number:number-style style:name="N155">
      <number:text>- DM""""""""""""""""""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61">
      <number:month number:textual="true"/>
      <number:text> </number:text>
      <number:year/>
    </number:date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time-style style:name="N164">
      <number:minutes number:style="long"/>
      <number:text>:</number:text>
      <number:seconds number:style="long"/>
      <number:text>,</number:text>
    </number:time-style>
    <number:date-style style:name="N165">
      <number:day number:style="long"/>
      <number:text>. </number:text>
      <number:month number:textual="true"/>
    </number:date-style>
    <number:number-style style:name="N16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""""""""""""""""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3-02">00/00/0000</text:date></text:span><text:span text:style-name="MT2"><text:s/>- </text:span><text:span text:style-name="MT2"><text:time style:data-style-name="N2" text:time-value="11:12:19.510331288">00:00:00</text:time></text:span><text:span text:style-name="MT2"><text:time style:data-style-name="N2" text:time-value="11:12:19.510368763">00:00:00</text:time></text:span></text:p>
        </style:region-center>
        <style:region-right>
          <text:p><text:span text:style-name="MT3">Dr. Iphone - 44.210.597 Guilherme A. Oliveir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r. Iphone - 44.210.597 Guilherme Artilia de Oliveir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1:12:19.51569530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6-03-02T11:12:20.187386290</dc:date>
    <dc:language>pt-PT</dc:language>
    <meta:editing-cycles>682</meta:editing-cycles>
    <meta:editing-duration>P1DT10H54M48S</meta:editing-duration>
    <meta:print-date>2022-07-01T10:31:27.249000000</meta:print-date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